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estPlan for Mobile_1.0.0_CR5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16"/>
        <table:table-row table:style-name="ro1">
          <table:table-cell table:number-columns-repeated="2"/>
          <table:table-cell table:style-name="ce9" office:value-type="string">
            <text:p>Total High</text:p>
          </table:table-cell>
          <table:table-cell table:formula="of:=SUMIF([.C5:.C310];&quot;High&quot;;[.D5:.D310])" office:value-type="float" office:value="96">
            <text:p>96</text:p>
          </table:table-cell>
          <table:table-cell table:formula="of:=SUMPRODUCT(([.C5:.C310]=&quot;High&quot;)*([.E5:.E310]=&quot;x&quot;)*[.D5:.D310])" office:value-type="float" office:value="69">
            <text:p>69</text:p>
          </table:table-cell>
          <table:table-cell table:formula="of:=SUMPRODUCT(([.C5:.C310]=&quot;High&quot;)*([.F5:.F310]=&quot;x&quot;)*[.D5:.D310])" office:value-type="float" office:value="27">
            <text:p>27</text:p>
          </table:table-cell>
          <table:table-cell table:number-columns-repeated="9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Medium</text:p>
          </table:table-cell>
          <table:table-cell table:formula="of:=SUMIF([.C5:.C310];&quot;Medium&quot;;[.D5:.D310])" office:value-type="float" office:value="6">
            <text:p>6</text:p>
          </table:table-cell>
          <table:table-cell table:formula="of:=SUMPRODUCT(([.C5:.C310]=&quot;Medium&quot;)*([.E5:.E310]=&quot;x&quot;)*[.D5:.D310])" office:value-type="float" office:value="4">
            <text:p>4</text:p>
          </table:table-cell>
          <table:table-cell table:formula="of:=SUMPRODUCT(([.C5:.C310]=&quot;Medium&quot;)*([.F5:.F310]=&quot;x&quot;)*[.D5:.D310])" office:value-type="float" office:value="2">
            <text:p>2</text:p>
          </table:table-cell>
          <table:table-cell table:number-columns-repeated="9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13" office:value-type="string">
            <text:p>Total Low</text:p>
          </table:table-cell>
          <table:table-cell table:formula="of:=SUMIF([.C5:.C310];&quot;Low&quot;;[.D5:.D310])" office:value-type="float" office:value="0">
            <text:p>0</text:p>
          </table:table-cell>
          <table:table-cell table:formula="of:=SUMPRODUCT(([.C5:.C310]=&quot;Low&quot;)*([.E5:.E310]=&quot;x&quot;)*[.D5:.D310])" office:value-type="float" office:value="0">
            <text:p>0</text:p>
          </table:table-cell>
          <table:table-cell table:formula="of:=SUMPRODUCT(([.C5:.C310]=&quot;Low&quot;)*([.F5:.F310]=&quot;x&quot;)*[.D5:.D310])" office:value-type="float" office:value="0">
            <text:p>0</text:p>
          </table:table-cell>
          <table:table-cell table:number-columns-repeated="9"/>
          <table:table-cell table:style-name="ce25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oa.nguyen</text:p>
          </table:table-cell>
          <table:table-cell table:style-name="ce24" office:value-type="string">
            <text:p>an.nguyen</text:p>
          </table:table-cell>
          <table:table-cell table:style-name="ce24" office:value-type="string">
            <text:p>Path</text:p>
          </table:table-cell>
          <table:table-cell table:style-name="ce24" table:number-columns-repeated="6"/>
          <table:table-cell table:style-name="ce25" table:number-columns-repeated="49"/>
        </table:table-row>
        <table:table-row table:style-name="ro1">
          <table:table-cell table:style-name="ce16" office:value-type="string">
            <text:p>SNF_ADR_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Login/SignIn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Login/SignIn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Login/SignIn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Login/Setting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Login/Setting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Login/Setting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0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Login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Login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Login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Login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Login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Login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0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UserGuid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UserGuid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UserGuid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0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Gadget/GadgetTabs/View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Gadget/GadgetTabs/View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Gadget/GadgetTabs/View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07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Gadget/GadgetTabs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7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Gadget/GadgetTabs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7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Gadget/GadgetTabs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0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Gadget/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Gadget/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0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Gadget/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09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Gadget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9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Gadget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09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Gadget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Gadget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Gadget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Gadget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1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hat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1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Star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Star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Star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hat/St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St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St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1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Typ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Typ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Typ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1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hat/Se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Se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Se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17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Reconnec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7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Reconnec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7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Chat/Reconnec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1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hat/PendingMs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PendingMs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1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hat/PendingMs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19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9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19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2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FileExplorer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2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Navigate/Fw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Navigate/Fw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Navigate/Fw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2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FileExplorer/Navigate/Ba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Navigate/Ba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Navigate/Ba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2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ViewConten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ViewConten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ViewConten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2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FileExplorer/showing action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showing action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showing action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2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closing action dialo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closing action dialo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closing action dialo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2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FileExplorer/Actions/Dele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Actions/Dele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Actions/Dele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27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Actions/Copy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7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Actions/Copy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7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Actions/Copy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ADR_2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FileExplorer/Actions/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Actions/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ADR_2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FileExplorer/Actions/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ADR_29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Actions/TakePictur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9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Actions/TakePictur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ADR_29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FileExplorer/Actions/TakePictur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0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SignIn1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ignIn1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ignIn1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02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SignIn2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2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SignIn2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2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SignIn2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0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SignIn3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ignIn3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ignIn3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04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SignIn4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4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SignIn4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4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SignIn4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0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User guid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User guid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User guid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06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Language/Language options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6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Language/Language options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6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Language/Language options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07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Language/Hide Language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7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Language/Hide Language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7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Language/Hide Language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08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Language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8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Language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08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Login/Language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09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Language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9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Language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09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Language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10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List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0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List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0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List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1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Scrol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Scrol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Scrol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12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Grid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2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Grid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2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Grid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1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Grid View / Scrol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Grid View / Scrol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Grid View / Scrol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14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Gadget tabs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4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Gadget tabs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4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Gadget tabs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1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Dashboard/Dashboard upda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Dashboard upda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Dashboard upda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16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6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6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Gadget/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17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Upda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7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Upda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7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Dashboard/Gadget/Upda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18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8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18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Dashboard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19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 / 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9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 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19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 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20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0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0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 / 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 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 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22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2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2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/ typ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/ typ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/ typ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24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sen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4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sen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4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sen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2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/ cle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/ cle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/ cle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26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back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6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back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6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 /Chat window / back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27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7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7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 /Chat window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28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8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28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29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s / 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9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29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30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Fold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0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Fold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0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Fold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3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s / Folder / Ba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Folder / Ba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Folder / Ba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32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Folder / fil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2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Folder / fil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2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Folder / fil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s / Action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34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4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4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Dele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Dele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Dele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36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opy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6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opy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6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opy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37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7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7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AD_38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reate New fold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8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reate New fold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AD_38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s / Actions / Create New fold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AD_39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Rena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9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Rena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AD_39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s / Actions / Rena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SignIn1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SignIn1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SignIn1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SignIn2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ignIn2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ignIn2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0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SignIn3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SignIn3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SignIn3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Setting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etting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Setting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0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RememberM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RememberM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RememberM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0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AutoSignI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AutoSignI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AutoSignI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07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7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7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Login/Englis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0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Login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0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Login/Fre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09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UserGuid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9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UserGuid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09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UserGuid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Gadget/GadgetTabs/View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Gadget/GadgetTabs/View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Gadget/GadgetTabs/View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1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Gadget/GadgetTabs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Gadget/GadgetTabs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Gadget/GadgetTabs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Gadget/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Gadget/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Gadget/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1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Gadget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Gadget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Gadget/Upda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Gadget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Gadget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Gadget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1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Laun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1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Clo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17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Star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7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Star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7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Start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1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/St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St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1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St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19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Typ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9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Typ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19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Typ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2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/Se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Se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Sen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2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2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Chat/Reconnec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Reconnec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Chat/Reconnec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2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PendingMs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PendingMs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Chat/PendingMs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2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Explorer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Laun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2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Clos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2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Explorer/Navigate/Fw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Navigate/Fw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Navigate/Fw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27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Navigate/Back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7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Navigate/Back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7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Navigate/Back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2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Explorer/ViewConten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ViewConten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2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ViewConten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29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showing action dialo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9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showing action dialo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29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showing action dialog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Explorer/ closing action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 closing action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 closing action dialo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3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Actions/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3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Actions/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3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Actions/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Explorer/Actions/Copy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Actions/Copy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Actions/Copy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SNF_IPHONE_3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Actions/Mov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3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Actions/Mov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SNF_IPHONE_3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style-name="ce16" office:value-type="string">
            <text:p>FileExplorer/Actions/Mov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SNF_IPHONE_3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FileExplorer/Actions/TakePictu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3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Actions/TakePictu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IPHONE_3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FileExplorer/Actions/TakePicture</text:p>
          </table:table-cell>
          <table:table-cell table:number-columns-repeated="8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3">12/03/2010</text:date>, <text:time>15:1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03T15:11:11</dc:date>
    <dc:creator>exoplatform </dc:creator>
    <meta:editing-duration>PT02H19M10S</meta:editing-duration>
    <meta:editing-cycles>19</meta:editing-cycles>
    <meta:generator>OpenOffice.org/3.2$Linux OpenOffice.org_project/320m12$Build-9483</meta:generator>
    <meta:document-statistic meta:table-count="2" meta:cell-count="1549" meta:object-count="0"/>
    <meta:user-defined meta:name="Info 1"/>
    <meta:user-defined meta:name="Info 2"/>
    <meta:user-defined meta:name="Info 3"/>
    <meta:user-defined meta:name="Info 4"/>
  </office:meta>
</office:document-meta>
</file>